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9e84" officeooo:paragraph-rsid="000e9e8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f04e" officeooo:paragraph-rsid="000ef04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e9e84" officeooo:paragraph-rsid="000e9e84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f583e" officeooo:paragraph-rsid="000f583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e9e84" officeooo:paragraph-rsid="000e9e8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e9e84" officeooo:paragraph-rsid="000ef04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ef04e" officeooo:paragraph-rsid="000ef04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f583e" officeooo:paragraph-rsid="000f583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f583e" officeooo:paragraph-rsid="000f583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030d2" officeooo:paragraph-rsid="001030d2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07d1e" officeooo:paragraph-rsid="00107d1e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20de5" officeooo:paragraph-rsid="00120de5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20de5" officeooo:paragraph-rsid="00120de5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23310" officeooo:paragraph-rsid="00123310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23310" officeooo:paragraph-rsid="0012331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officeooo:rsid="00123310" officeooo:paragraph-rsid="00123310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officeooo:paragraph-rsid="000e9e84"/>
    </style:style>
    <style:style style:name="P18" style:family="paragraph" style:parent-style-name="Standard">
      <style:paragraph-properties fo:text-align="start" style:justify-single-word="false"/>
      <style:text-properties officeooo:paragraph-rsid="000ef04e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e9e84" officeooo:paragraph-rsid="000ef04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f583e" officeooo:paragraph-rsid="000f583e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23310" officeooo:paragraph-rsid="0012331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e9e84" officeooo:paragraph-rsid="000e9e84" style:font-size-asian="10.5pt" style:font-weight-asian="bold" style:font-size-complex="12pt" style:font-weight-complex="bold"/>
    </style:style>
    <style:style style:name="P23" style:family="paragraph" style:parent-style-name="Standard" style:list-style-name="L6">
      <style:paragraph-properties fo:text-align="start" style:justify-single-word="false"/>
      <style:text-properties fo:font-size="12pt" fo:font-weight="bold" officeooo:rsid="00120de5" officeooo:paragraph-rsid="00120de5" style:font-size-asian="10.5pt" style:font-weight-asian="bold" style:font-size-complex="12pt" style:font-weight-complex="bold"/>
    </style:style>
    <style:style style:name="P24" style:family="paragraph" style:parent-style-name="Standard" style:list-style-name="L7">
      <style:paragraph-properties fo:text-align="start" style:justify-single-word="false"/>
      <style:text-properties fo:font-size="12pt" fo:font-weight="bold" officeooo:rsid="00123310" officeooo:paragraph-rsid="00123310" style:font-size-asian="10.5pt" style:font-weight-asian="bold" style:font-size-complex="12pt" style:font-weight-complex="bold"/>
    </style:style>
    <style:style style:name="P25" style:family="paragraph" style:parent-style-name="Standard" style:list-style-name="L8">
      <style:paragraph-properties fo:text-align="start" style:justify-single-word="false"/>
      <style:text-properties fo:font-size="12pt" fo:font-weight="bold" officeooo:rsid="00123310" officeooo:paragraph-rsid="00123310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e9e84" officeooo:paragraph-rsid="000e9e84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0e9e84" officeooo:paragraph-rsid="000e9e8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f583e" officeooo:paragraph-rsid="000f583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030d2" officeooo:paragraph-rsid="000f583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030d2" officeooo:paragraph-rsid="001030d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07d1e" officeooo:paragraph-rsid="00120de5" style:font-size-asian="10.5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2pt" fo:font-weight="normal" officeooo:rsid="00120de5" officeooo:paragraph-rsid="00120de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20de5" officeooo:paragraph-rsid="00120de5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fo:font-weight="bold" officeooo:rsid="000e9e84" officeooo:paragraph-rsid="000e9e84" style:font-size-asian="12.25pt" style:font-weight-asian="bold" style:font-size-complex="14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4pt" fo:font-weight="bold" officeooo:rsid="000f583e" officeooo:paragraph-rsid="000f583e" style:font-size-asian="12.25pt" style:font-weight-asian="bold" style:font-size-complex="14pt" style:font-weight-complex="bold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14pt" fo:font-weight="bold" officeooo:rsid="000f583e" officeooo:paragraph-rsid="000f583e" style:font-size-asian="12.25pt" style:font-weight-asian="bold" style:font-size-complex="14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4pt" fo:font-weight="bold" officeooo:rsid="001030d2" officeooo:paragraph-rsid="001030d2" style:font-size-asian="12.25pt" style:font-weight-asian="bold" style:font-size-complex="14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4pt" fo:font-weight="bold" officeooo:rsid="00107d1e" officeooo:paragraph-rsid="00107d1e" style:font-size-asian="12.25pt" style:font-weight-asian="bold" style:font-size-complex="14pt" style:font-weight-complex="bold"/>
    </style:style>
    <style:style style:name="P39" style:family="paragraph" style:parent-style-name="Standard" style:list-style-name="L6">
      <style:paragraph-properties fo:text-align="start" style:justify-single-word="false"/>
      <style:text-properties fo:font-size="14pt" fo:font-weight="bold" officeooo:rsid="00107d1e" officeooo:paragraph-rsid="00120de5" style:font-size-asian="12.25pt" style:font-weight-asian="bold" style:font-size-complex="14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4pt" fo:font-weight="bold" officeooo:rsid="00120de5" officeooo:paragraph-rsid="00120de5" style:font-size-asian="12.25pt" style:font-weight-asian="bold" style:font-size-complex="14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4pt" fo:font-weight="bold" officeooo:rsid="00123310" officeooo:paragraph-rsid="00123310" style:font-size-asian="14pt" style:font-weight-asian="bold" style:font-size-complex="14pt" style:font-weight-complex="bold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4pt" fo:font-weight="normal" officeooo:rsid="001030d2" officeooo:paragraph-rsid="001030d2" style:font-size-asian="12.25pt" style:font-weight-asian="normal" style:font-size-complex="14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officeooo:paragraph-rsid="000e9e84"/>
    </style:style>
    <style:style style:name="P44" style:family="paragraph" style:parent-style-name="Standard" style:list-style-name="L3">
      <style:paragraph-properties fo:text-align="start" style:justify-single-word="false"/>
      <style:text-properties officeooo:paragraph-rsid="000ef04e"/>
    </style:style>
    <style:style style:name="P45" style:family="paragraph" style:parent-style-name="Standard" style:list-style-name="L3">
      <style:paragraph-properties fo:text-align="start" style:justify-single-word="false"/>
      <style:text-properties fo:font-weight="bold" officeooo:rsid="00123310" officeooo:paragraph-rsid="0012331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f04e" style:font-weight-asian="normal" style:font-weight-complex="normal"/>
    </style:style>
    <style:style style:name="T3" style:family="text">
      <style:text-properties fo:font-weight="normal" officeooo:rsid="001030d2" style:font-weight-asian="normal" style:font-weight-complex="normal"/>
    </style:style>
    <style:style style:name="T4" style:family="text">
      <style:text-properties fo:font-weight="normal" officeooo:rsid="00123310" style:font-weight-asian="normal" style:font-weight-complex="normal"/>
    </style:style>
    <style:style style:name="T5" style:family="text">
      <style:text-properties fo:font-weight="normal" officeooo:rsid="00126c12" style:font-weight-asian="normal" style:font-weight-complex="normal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0ef04e" style:font-size-asian="10.5pt" style:font-size-complex="12pt"/>
    </style:style>
    <style:style style:name="T8" style:family="text">
      <style:text-properties fo:font-size="12pt" officeooo:rsid="00120de5" style:font-size-asian="10.5pt" style:font-size-complex="12pt"/>
    </style:style>
    <style:style style:name="T9" style:family="text">
      <style:text-properties fo:font-size="12pt" officeooo:rsid="00123310" style:font-size-asian="10.5pt" style:font-size-complex="12pt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e9e84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ef04e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20de5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2331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2caca" style:font-size-asian="10.5pt" style:font-weight-asian="normal" style:font-size-complex="12pt" style:font-weight-complex="normal"/>
    </style:style>
    <style:style style:name="T16" style:family="text">
      <style:text-properties fo:font-size="12pt" fo:font-weight="bold" officeooo:rsid="000e9e84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0ef04e" style:font-size-asian="10.5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e9e84" style:font-weight-asian="bold" style:font-weight-complex="bold"/>
    </style:style>
    <style:style style:name="T20" style:family="text">
      <style:text-properties fo:font-size="14pt" fo:font-weight="bold" officeooo:rsid="000e9e84" style:font-size-asian="12.25pt" style:font-weight-asian="bold" style:font-size-complex="14pt" style:font-weight-complex="bold"/>
    </style:style>
    <style:style style:name="T21" style:family="text">
      <style:text-properties officeooo:rsid="000ef04e"/>
    </style:style>
    <style:style style:name="T22" style:family="text">
      <style:text-properties officeooo:rsid="001030d2"/>
    </style:style>
    <style:style style:name="T23" style:family="text">
      <style:text-properties officeooo:rsid="00123310"/>
    </style:style>
    <style:style style:name="T24" style:family="text">
      <style:text-properties officeooo:rsid="00126c12"/>
    </style:style>
    <style:style style:name="T25" style:family="text">
      <style:text-properties officeooo:rsid="0012ca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RAS WUMBUS:</text:p>
      <text:p text:style-name="P4"/>
      <text:p text:style-name="P3"/>
      <text:p text:style-name="P5"><text:span text:style-name="T10"><text:tab/>As </text:span><text:span text:style-name="T6">regiões vizinhas</text:span><text:span text:style-name="T10"> são: </text:span><text:span text:style-name="T6">quadrante superior ao poço, quadrante lateral esquerdo ao poço, quadrante lateral direito ao poço, quadrante inferior ao poço.</text:span></text:p>
      <text:p text:style-name="P5"/>
      <text:p text:style-name="P6"><text:span text:style-name="T6"><text:tab/></text:span><text:span text:style-name="T12">Só pode haver </text:span><text:span text:style-name="T7">Movimento </text:span><text:span text:style-name="T12">em direção às </text:span><text:span text:style-name="T7">regiões vizinhas</text:span><text:span text:style-name="T12">, não sendo possível mover-se diagonalmente. Todos os personagens podem se mover </text:span><text:span text:style-name="T7">1 casa</text:span><text:span text:style-name="T12"> por </text:span><text:span text:style-name="T7">turno</text:span><text:span text:style-name="T12">, a não ser que haja uma mudança de estado que o permita movimentos maiores (por exemplo, o monstro entrar em estado de Histeria).</text:span></text:p>
      <text:p text:style-name="P6"/>
      <text:p text:style-name="P8"/>
      <text:p text:style-name="P8"/>
      <text:p text:style-name="P8">OBSTÁCULOS E PERSONAGENS</text:p>
      <text:p text:style-name="P22"/>
      <text:list xml:id="list6550727407918923395" text:style-name="L1">
        <text:list-item>
          <text:p text:style-name="P34">Poço:</text:p>
        </text:list-item>
      </text:list>
      <text:p text:style-name="P5"><text:tab/><text:tab/><text:span text:style-name="T10">Quando o humano passa pelo poço, ele morre instantaneamente e o jogo é finalizado. <text:tab/>É possível identificar um poço através das brisas que ele emite nas regiões vizinhas a ele. </text:span></text:p>
      <text:p text:style-name="P22"/>
      <text:list xml:id="list4979293058696870902" text:style-name="L2">
        <text:list-item>
          <text:p text:style-name="P43"><text:span text:style-name="T16">Brisas</text:span><text:span text:style-name="T11"> identificam que há um poço em alguma região vizinha à ela.</text:span></text:p>
        </text:list-item>
      </text:list>
      <text:p text:style-name="P5"/>
      <text:p text:style-name="P17"/>
      <text:list xml:id="list123003416674476" text:continue-list="list6550727407918923395" text:style-name="L1">
        <text:list-header>
          <text:p text:style-name="P27"/>
        </text:list-header>
        <text:list-item>
          <text:p text:style-name="P34">Monstro:</text:p>
        </text:list-item>
      </text:list>
      <text:p text:style-name="P19"><text:tab/><text:tab/><text:span text:style-name="T1">O monstro começa no estado </text:span><text:span text:style-name="T21">D</text:span>ormente<text:span text:style-name="T1">. Se o humano entre no mesmo quadrante do <text:tab/>monstro, o humano é imediatamente morto, mesmo se o monstro ainda estiver dormente.</text:span></text:p>
      <text:p text:style-name="P19"><text:span text:style-name="T1"><text:tab/><text:tab/>Quando o humano faz sua 10 jogada, o monstro passa para o estado de </text:span><text:span text:style-name="T21">A</text:span>lerta<text:span text:style-name="T1">, <text:tab/>perseguindo o humano a partir da entrada da caverna. </text:span><text:span text:style-name="T2">Quando o monstro sair do estado <text:tab/>dormente, ele solta um </text:span><text:span text:style-name="T21">Hurro</text:span><text:span text:style-name="T2"> avisando ao jogador que está acordado e caçando</text:span><text:span text:style-name="T1">. O monstro <text:tab/>é capaz de sentir os movimentos do humano com seu olfato, ele sabe por onde o humano <text:tab/>passou</text:span><text:span text:style-name="T2">\</text:span><text:span text:style-name="T1">e refaz seus passos em busca de sua vitima.</text:span></text:p>
      <text:p text:style-name="P19"><text:span text:style-name="T1"><text:tab/><text:tab/></text:span><text:span text:style-name="T2">Após 10 turnos caçando o humano sem sucesso, o monstro entra em estado de <text:tab/></text:span><text:span text:style-name="T21">Histeria</text:span><text:span text:style-name="T2">, soltando outro </text:span><text:span text:style-name="T21">Hurro</text:span><text:span text:style-name="T2">, tendo sua velocidade de movimento dobrada, conseguindo <text:tab/>andar 2 casas por turno.</text:span></text:p>
      <text:p text:style-name="P19"><text:span text:style-name="T2"><text:tab/><text:tab/></text:span><text:span text:style-name="T4">O monstro pode ser morto caso o humano atire uma </text:span><text:span text:style-name="T23">Flecha </text:span><text:span text:style-name="T4">ou uma </text:span><text:span text:style-name="T23">Flecha em <text:tab/>Chamas</text:span><text:span text:style-name="T4">, ao morrer ele solta um </text:span><text:span text:style-name="T23">Choro</text:span><text:span text:style-name="T4"> de dor.</text:span></text:p>
      <text:p text:style-name="P18"><text:span text:style-name="T20"><text:tab/><text:tab/></text:span><text:span text:style-name="T11">O monstro emite </text:span><text:span text:style-name="T16">Fedor</text:span><text:span text:style-name="T11"> nas regiões vizinhas, </text:span><text:span text:style-name="T12">permitindo ao humano saber que seu <text:tab/>fim está próximo.</text:span></text:p>
      <text:p text:style-name="P18"/>
      <text:list xml:id="list6727655264001092840" text:style-name="L3">
        <text:list-item>
          <text:p text:style-name="P44"><text:span text:style-name="T17">Fedor </text:span><text:span text:style-name="T12"><text:s/>identifica que há um monstro em alguma região vizinha.</text:span></text:p>
        </text:list-item>
        <text:list-item>
          <text:p text:style-name="P44"><text:span text:style-name="T17">Hurro </text:span><text:span text:style-name="T12">avisa que o monstro mudou de estado.</text:span></text:p>
        </text:list-item>
        <text:list-item>
          <text:p text:style-name="P45"><text:span text:style-name="T7">C</text:span><text:span text:style-name="T6">horo </text:span><text:span text:style-name="T10">avisa que o monstro morreu. </text:span></text:p>
        </text:list-item>
      </text:list>
      <text:p text:style-name="P2"/>
      <text:p text:style-name="P7"/>
      <text:list xml:id="list123003402174436" text:continue-list="list123003416674476" text:style-name="L1">
        <text:list-item>
          <text:p text:style-name="P35">Ouro:</text:p>
        </text:list-item>
      </text:list>
      <text:p text:style-name="P9"><text:tab/><text:tab/><text:span text:style-name="T10">Se o humano entrar no mesmo quadrante que está o ouro, ele imediatamente o pega e <text:tab/>seu estado muda para </text:span><text:span text:style-name="T6">Pique Final</text:span><text:span text:style-name="T10">, tendo sua velocidade de movimento dobrada, <text:tab/>conseguindo andar 2 casas por turno. </text:span></text:p>
      <text:p text:style-name="P9"><text:span text:style-name="T10"><text:tab/><text:tab/>O ouro é posicionado em uma região próxima ao covil do </text:span><text:span text:style-name="T6">Monstro</text:span><text:span text:style-name="T10">, o tornando uma <text:tab/></text:span></text:p>
      <text:p text:style-name="P28"><text:soft-page-break/><text:tab/>recompensa desejada porém perigosa para o humano.</text:p>
      <text:p text:style-name="P9"><text:span text:style-name="T10"><text:tab/><text:tab/>O ouro emite </text:span><text:span text:style-name="T6">Brilho</text:span><text:span text:style-name="T10"> nas regiões vizinhas, permitindo ao humano saber que sua <text:tab/>recompensa está próxima. </text:span></text:p>
      <text:list xml:id="list7849277837442622595" text:style-name="L4">
        <text:list-item>
          <text:p text:style-name="P36"><text:span text:style-name="T6">Brilho </text:span><text:span text:style-name="T10">identifica que há ouro em alguma região vizinha.</text:span></text:p>
        </text:list-item>
      </text:list>
      <text:list xml:id="list123004172221768" text:continue-list="list123003402174436" text:style-name="L1">
        <text:list-item>
          <text:p text:style-name="P35">Torre:</text:p>
        </text:list-item>
      </text:list>
      <text:p text:style-name="P9"><text:tab/><text:tab/><text:span text:style-name="T10">Se o humano entrar no mesmo quadrante da torre, ele imediatamente a sobe, <text:tab/>ganhando visão sobre uma área de </text:span><text:span text:style-name="T6">X </text:span><text:span text:style-name="T10">ao redor da torre, e revelando o conteúdo de todos os <text:tab/>quadrantes visíveis da torre.</text:span></text:p>
      <text:p text:style-name="P9"><text:span text:style-name="T10"><text:tab/><text:tab/>Existe uma chance de </text:span><text:span text:style-name="T6">70% </text:span><text:span text:style-name="T10">de haver uma </text:span><text:span text:style-name="T6">Flecha </text:span><text:span text:style-name="T10">extra na torre.</text:span></text:p>
      <text:p text:style-name="P9"><text:span text:style-name="T10"><text:tab/><text:tab/></text:span><text:span text:style-name="T14">O humano não consegue atirar de cima da </text:span><text:span text:style-name="T9">Torre</text:span><text:span text:style-name="T14">.</text:span></text:p>
      <text:p text:style-name="P9"><text:span text:style-name="T10"><text:tab/><text:tab/>O humano consegue ver a </text:span><text:span text:style-name="T6">Torre</text:span><text:span text:style-name="T10"> a uma distância de </text:span><text:span text:style-name="T6">X</text:span><text:span text:style-name="T10"> ao redor dela.</text:span></text:p>
      <text:p text:style-name="P9"/>
      <text:p text:style-name="P28"/>
      <text:list xml:id="list123004175950644" text:continue-numbering="true" text:style-name="L1">
        <text:list-item>
          <text:p text:style-name="P35">Rocha:</text:p>
        </text:list-item>
      </text:list>
      <text:p text:style-name="P20"><text:tab/><text:tab/><text:span text:style-name="T1">Impede o movimento para o quadrante que ocupa, a não ser que o humano tenha uma <text:tab/></text:span>Picareta<text:span text:style-name="T1">, levando </text:span>2 turnos<text:span text:style-name="T1"> para atravessar a rocha, a </text:span>Picareta <text:span text:style-name="T1">é </text:span>perdida<text:span text:style-name="T1"> no processo. <text:tab/></text:span><text:span text:style-name="T3">Quando o humano está adjacente a uma </text:span><text:span text:style-name="T22">Rocha</text:span><text:span text:style-name="T3">, ele sabe onde ela está.</text:span></text:p>
      <text:p text:style-name="P20"/>
      <text:p text:style-name="P29"/>
      <text:list xml:id="list123003413304435" text:continue-numbering="true" text:style-name="L1">
        <text:list-item>
          <text:p text:style-name="P37"><text:span text:style-name="T25">Atalho</text:span>:</text:p>
        </text:list-item>
      </text:list>
      <text:p text:style-name="P10"><text:tab/><text:tab/><text:span text:style-name="T10">Se o humano entrar no mesmo quadrante do </text:span><text:span text:style-name="T15">atalho</text:span><text:span text:style-name="T10">, ele tem a </text:span><text:span text:style-name="T6">escolha</text:span><text:span text:style-name="T10"> de </text:span><text:span text:style-name="T15">entrar</text:span><text:span text:style-name="T10"> nele <text:tab/>ou não. Caso ele escolha </text:span><text:span text:style-name="T15">entra</text:span><text:span text:style-name="T10">, ele é levado até o </text:span><text:span text:style-name="T15">outro atalho mais próximo</text:span><text:span text:style-name="T10"> no mesmo <text:tab/>turno.</text:span></text:p>
      <text:list xml:id="list7039633914757651619" text:style-name="L5">
        <text:list-header>
          <text:p text:style-name="P42"/>
        </text:list-header>
      </text:list>
      <text:list xml:id="list123003390718061" text:continue-list="list123003413304435" text:style-name="L1">
        <text:list-item>
          <text:p text:style-name="P37">Risco de Desmoronamento:</text:p>
        </text:list-item>
      </text:list>
      <text:p text:style-name="P10"><text:tab/><text:tab/><text:span text:style-name="T10">Se o humano entrar neste quadrante, ele entra em risco de desmoronamento. Como o <text:tab/>universo odeia este humano, na próxima vez que ele entrar neste quadrante, ele desmorona, <text:tab/>matando o humano imediatamente. O humano percebe que o quadrante está em risco de <text:tab/>desmoronamento </text:span><text:span text:style-name="T13">após sair dele</text:span><text:span text:style-name="T10">.</text:span></text:p>
      <text:p text:style-name="P10"/>
      <text:p text:style-name="P30"/>
      <text:list xml:id="list123003456458453" text:continue-numbering="true" text:style-name="L1">
        <text:list-item>
          <text:p text:style-name="P38">Baú:</text:p>
        </text:list-item>
      </text:list>
      <text:p text:style-name="P31"><text:tab/><text:tab/>Se o humano entrar neste quadrante, ele imediatamente abre o baú. Dentro do baú, <text:tab/>podem ter os seguintes itens:</text:p>
      <text:list xml:id="list8909318803514572243" text:style-name="L6">
        <text:list-item>
          <text:p text:style-name="P39"><text:span text:style-name="T6">Flecha extra </text:span><text:span text:style-name="T8">(40%)</text:span></text:p>
        </text:list-item>
        <text:list-item>
          <text:p text:style-name="P23">Picareta (25%)</text:p>
        </text:list-item>
        <text:list-item>
          <text:p text:style-name="P39"><text:span text:style-name="T8">Óculos de Miopia</text:span><text:span text:style-name="T6"> </text:span><text:span text:style-name="T8">(15%)</text:span><text:span text:style-name="T6"> </text:span></text:p>
        </text:list-item>
        <text:list-item>
          <text:p text:style-name="P23"><text:span text:style-name="T23">Ativar um </text:span>Alarme (10%) – <text:span text:style-name="T1">avança o estado do </text:span>Monstro <text:span text:style-name="T1">(se ele estava </text:span>Dormente<text:span text:style-name="T1">, agora estará </text:span>Alerta<text:span text:style-name="T1">, se estava </text:span>Alerta <text:span text:style-name="T1">agora estará em </text:span>Histeria<text:span text:style-name="T1">).</text:span></text:p>
        </text:list-item>
        <text:list-item>
          <text:p text:style-name="P23">Mapa (5%) </text:p>
        </text:list-item>
        <text:list-item>
          <text:p text:style-name="P23">Nada (5%)</text:p>
          <text:p text:style-name="P32"/>
        </text:list-item>
      </text:list>
      <text:list xml:id="list123004004108077" text:continue-list="list123003456458453" text:style-name="L1">
        <text:list-item>
          <text:p text:style-name="P40">Entrada:</text:p>
        </text:list-item>
      </text:list>
      <text:p text:style-name="P12"><text:tab/><text:tab/><text:span text:style-name="T10">Onde o humano começa o partida. Quando ele entra, a entrada se </text:span><text:span text:style-name="T6">fecha</text:span><text:span text:style-name="T10">, tornando <text:tab/>impossível sair por ali. Quando o monstro entra no estado de </text:span><text:span text:style-name="T6">alerta</text:span><text:span text:style-name="T10">, ele vai até a entrada <text:tab/>procurando rastros do invasor.</text:span></text:p>
      <text:p text:style-name="P12"/>
      <text:p text:style-name="P12"/>
      <text:p text:style-name="P33"><text:soft-page-break/></text:p>
      <text:list xml:id="list123002697544641" text:continue-numbering="true" text:style-name="L1">
        <text:list-item>
          <text:p text:style-name="P40">Saída:</text:p>
        </text:list-item>
      </text:list>
      <text:p text:style-name="P12"><text:tab/><text:tab/><text:span text:style-name="T10">Onde o humano pode sair da </text:span><text:span text:style-name="T6">Dungeon</text:span><text:span text:style-name="T10">. Sobrevivendo à caçada do </text:span><text:span text:style-name="T6">Monstro</text:span><text:span text:style-name="T10">. A saída <text:tab/>pode ser encontrada com um </text:span><text:span text:style-name="T6">Mapa</text:span><text:span text:style-name="T10">, com os </text:span><text:span text:style-name="T6">Óculos de Miopia</text:span><text:span text:style-name="T10"> e estando na </text:span><text:span text:style-name="T6">região vizinha</text:span><text:span text:style-name="T10"> <text:tab/>à ela.</text:span></text:p>
      <text:p text:style-name="P12"><text:span text:style-name="T10"><text:tab/><text:tab/>A saída deve ser posicionada na parede oposta à </text:span><text:span text:style-name="T6">Entrada</text:span><text:span text:style-name="T10">, podendo estar em <text:tab/>qualquer posição desta parede. O humano não tem ideia de onde a </text:span><text:span text:style-name="T6">Saída </text:span><text:span text:style-name="T10">está.</text:span></text:p>
      <text:p text:style-name="P33"/>
      <text:list xml:id="list123002777522736" text:continue-numbering="true" text:style-name="L1">
        <text:list-item>
          <text:p text:style-name="P41">Fogo:</text:p>
        </text:list-item>
      </text:list>
      <text:p text:style-name="P15"><text:tab/><text:tab/><text:span text:style-name="T10">O humano pode colocar uma flecha em chamas, podendo atirá-la em alguma direção, <text:tab/>revelando o que tem nos quadrantes pelos quais a </text:span><text:span text:style-name="T6">Flecha em Chamas</text:span><text:span text:style-name="T10"> passou. O quadrante <text:tab/>com fogo é visível em um raio de 2 quadrantes.</text:span></text:p>
      <text:p text:style-name="P13"/>
      <text:p text:style-name="P14">EQUIPAMENTOS</text:p>
      <text:p text:style-name="P14"/>
      <text:list xml:id="list2368594344342851625" text:style-name="L7">
        <text:list-item>
          <text:p text:style-name="P24">Arco e Flecha – <text:span text:style-name="T1">permite que o humano atire uma flecha em uma direção, se a flecha acertar o </text:span>Monstro<text:span text:style-name="T1">, ele morre.</text:span></text:p>
        </text:list-item>
        <text:list-item>
          <text:p text:style-name="P24">Picareta –<text:span text:style-name="T1"> permite que o humano escave uma </text:span>Rocha<text:span text:style-name="T1">.</text:span></text:p>
        </text:list-item>
        <text:list-item>
          <text:p text:style-name="P24">Óculos de Miopia –<text:span text:style-name="T1"> permite que o humano veja o conteúdo de todas as </text:span>regiões vizinhas<text:span text:style-name="T1"> em uma raio de 1 quadrante.</text:span></text:p>
        </text:list-item>
        <text:list-item>
          <text:p text:style-name="P24">Mapa<text:span text:style-name="T1"> – revela o mapa de toda a </text:span>Dungeon<text:span text:style-name="T1">.</text:span></text:p>
        </text:list-item>
      </text:list>
      <text:p text:style-name="P12"/>
      <text:p text:style-name="P11"><text:tab/><text:tab/></text:p>
      <text:p text:style-name="P26"><text:tab/></text:p>
      <text:p text:style-name="P17"/>
      <text:p text:style-name="P16"><text:span text:style-name="T19">H</text:span><text:span text:style-name="T18">UMANO</text:span></text:p>
      <text:p text:style-name="P16"/>
      <text:p text:style-name="P21"><text:tab/><text:tab/>O humano começa somente com um <text:span text:style-name="T18">Arco e Flecha</text:span>. Possui 3 estados:</text:p>
      <text:p text:style-name="P21"/>
      <text:list xml:id="list7198244553982024148" text:style-name="L8">
        <text:list-item>
          <text:p text:style-name="P25">Curioso: <text:span text:style-name="T1">começa o jogo neste estado. Pode se mover somente 1 quadrante por turno.</text:span></text:p>
        </text:list-item>
        <text:list-item>
          <text:p text:style-name="P25">Desesperado: <text:span text:style-name="T1">entra neste estado quando o </text:span>Monstro<text:span text:style-name="T1"> entra no estado de </text:span>Alerta<text:span text:style-name="T1"> ou quando ele sente o </text:span>Fedor <text:span text:style-name="T1">do </text:span>Monstro<text:span text:style-name="T1"> quando este está em estado </text:span>Dormente.<text:span text:style-name="T1"> Permite que o humano mova-se um </text:span>quadrante a mais<text:span text:style-name="T1"> a cada </text:span>4 turnos<text:span text:style-name="T1">.</text:span></text:p>
        </text:list-item>
        <text:list-item>
          <text:p text:style-name="P25">Pique Final: <text:span text:style-name="T1">entra neste estado quando ele encontrar o </text:span>Ouro<text:span text:style-name="T1"> ou o </text:span>Mapa<text:span text:style-name="T1">. Permite que o humano mova-se </text:span>2 quadrante <text:span text:style-name="T1">por turno. </text:span><text:span text:style-name="T5">Recebe o benefício de </text:span><text:span text:style-name="T24">Desesperado</text:span><text:span text:style-name="T5"> caso tenha entrado neste estado anteriorm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5:30:42.281675151</meta:creation-date>
    <dc:date>2017-11-20T12:30:02.159880439</dc:date>
    <meta:editing-duration>PT1H21M5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972" meta:character-count="5470" meta:non-whitespace-character-count="4494"/>
  </office:meta>
</office:document-meta>
</file>